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SQLQueryBuilder.visit( ASTDescendingOrderSpec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RSQLQueryBuilder.visit( ASTSelectList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CRSQLQueryBuilder.visit( ASTOrderByClaus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SQLQueryBuilder.createRelationQueryNode( QueryNode parent , Name propertyName , int operationType , ASTLiteral litera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JCRSQLQueryBuilder.translateEscaping( String pattern , char from , char to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CRSQLQueryBuilder.visit( ASTWhereClaus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QLQueryBuilder.toString( QueryRootNode root , Nam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QLQueryBuilder.visit( ASTAscendingOrderSpec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QLQueryBuilder.createQuery( String statement , NameResolver resolver , QueryNodeFactory facto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CRSQLQueryBuilder.visit( ASTFromClause nod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RSQLQueryBuilder.JCRSQLQueryBuilder( ASTQuery statement , NameResolver resolver , QueryNod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RSQLQueryBuilder.visit( ASTExcerptFunction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ingPathQueryNode.needsMerg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RSQLQueryBuilder.visit( ASTNotExpression nod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ingPathQueryNode.doOrMerge( MergingPathQueryNode [ ] nod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JCRSQLQueryBuilder.visit( ASTIdentifier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SQLQueryBuilder.visit( ASTQuery node , Object data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JCRSQLQueryBuilder.visit( ASTUpperFunction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SQLQueryBuilder.visit( ASTLowerFunction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SQLQueryBuilder.getIdentifier( Simple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CRSQLQueryBuilder.visit( ASTLitera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ingPathQueryNode.doAndMerge( MergingPathQueryNode [ ] node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8">
            <text:p text:style-name="Table_20_Contents">28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JCRSQLQueryBuilder.visit( ASTAndExpression nod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RSQLQueryBuilder.visit( Simple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QLQueryBuilder.visit( ASTOrExpression nod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RSQLQueryBuilder.visit( ASTOrderSpec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CRSQLQueryBuilder.visit( ASTPredicate node , Object data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20">
            <text:p text:style-name="Table_20_Contents">120</text:p>
          </table:table-cell>
        </table:table-row>
        <table:table-row>
          <table:table-cell office:value-type="string">
            <text:p text:style-name="Table_20_Contents">JCRSQLQueryBuilder.getRoot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RSQLQueryBuilder.visit( ASTBracketExpression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ingPathQueryNode.MergingPathQueryNode( int operation , List validJcrSystemNodeType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ingPathQueryNode.doMerge( MergingPathQueryNode [ ] no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SQLQueryBuilder.visit( ASTContainsExpression node , Object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CRSQLQueryBuilder.createPathQuery( String path , int operatio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7">
            <text:p text:style-name="Table_20_Contents">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